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tributedAnnotationProcessor.DistributedAnnotationProcess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edAnnotationProcessor.echo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Visitor.visitClassDeclaration( ClassDeclara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tributedAnnotation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